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1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2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6" style:family="paragraph" style:parent-style-name="Text_20_body">
      <style:text-properties style:font-name="Arial" fo:font-size="6pt" style:font-size-asian="6pt" style:font-size-complex="6pt"/>
    </style:style>
    <style:style style:name="P57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ru" fo:country="RU" style:font-size-asian="9pt" style:font-name-complex="Arial" style:font-size-complex="9pt"/>
    </style:style>
    <style:style style:name="T72" style:family="text">
      <style:text-properties style:font-name="sans-serif" fo:font-size="6pt" fo:language="en" fo:country="US" style:font-size-asian="6pt" style:font-name-complex="Arial" style:font-size-complex="6pt"/>
    </style:style>
    <style:style style:name="T73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4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5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6" style:family="text">
      <style:text-properties fo:font-size="9pt" style:font-size-asian="9pt" style:font-size-complex="9pt"/>
    </style:style>
    <style:style style:name="T77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8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79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7">CALIBRATION CERTIFICATE</text:p>
      <text:p text:style-name="P11"/>
      <text:p text:style-name="P46"><text:span text:style-name="T7">Type:</text:span><text:span text:style-name="T8"> </text:span><text:span text:style-name="T9">Personal dosimeter AT2503A 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3"> <text:s/></text:span></text:span><text:span text:style-name="T70">i</text:span><text:span text:style-name="T71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1"><text:line-break/><text:tab/>-</text:span><text:span text:style-name="Знак_20_примечания"><text:span text:style-name="T73"> <text:s/></text:span></text:span><text:span text:style-name="T70">i</text:span><text:span text:style-name="T71">ndividual dose equivalent rate:<text:tab/><text:tab/><text:tab/><text:tab/></text:span><text:span text:style-name="T11">0.1 </text:span><text:span text:style-name="T12">µ</text:span><text:span text:style-name="T13">Sv/h</text:span><text:span text:style-name="T11"> – 0.1</text:span><text:span text:style-name="T13">Sv/h</text:span><text:span text:style-name="T72"><text:line-break/></text:span></text:p>
      <text:p text:style-name="P5">Measurement error:</text:p>
      <text:p text:style-name="P30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29"><text:span text:style-name="T75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5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5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6"/>
      <text:p text:style-name="P4"><text:span text:style-name="T44">Operating conditions:</text:span><text:line-break/><text:span text:style-name="T76"><text:tab/>-</text:span><text:span text:style-name="Знак_20_примечания"><text:span text:style-name="T74"> <text:s/>a</text:span></text:span><text:span text:style-name="T76">ir temperature<text:tab/><text:tab/><text:tab/><text:tab/><text:tab/><text:tab/>+$temp °C<text:line-break/><text:tab/>- </text:span><text:span text:style-name="Знак_20_примечания"><text:span text:style-name="T74"><text:s/>r</text:span></text:span><text:span text:style-name="T76">elative humidity<text:tab/><text:tab/><text:tab/><text:tab/><text:tab/>$vlag %<text:line-break/><text:tab/>-</text:span><text:span text:style-name="Знак_20_примечания"><text:span text:style-name="T74"> <text:s/>g</text:span></text:span><text:span text:style-name="T76">amma radiation background<text:tab/><text:tab/><text:tab/><text:tab/>$bground <text:s/></text:span><text:span text:style-name="T79">nSv/h</text:span></text:p>
      <text:p text:style-name="P49"/>
      <text:p text:style-name="P50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8">-</text:span></text:span><text:span text:style-name="Знак_20_примечания"><text:span text:style-name="T77"> $eng_facility_110;<text:line-break/><text:tab/>- $eng_facility_130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2">AT2503A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4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39">Dose rate measurement</text:p>
            <text:p text:style-name="P35"><text:span text:style-name="T19">at check point</text:span>,</text:p>
            <text:p text:style-name="P35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1"><text:span text:style-name="T19">Average value</text:span>, </text:p>
            <text:p text:style-name="P32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5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57">—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6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33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.0</text:span>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20">±<text:span text:style-name="T30">15.4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5"><text:span text:style-name="T2">AT2503A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2">Actual dose value</text:span><text:span text:style-name="T1">,</text:span></text:p>
            <text:p text:style-name="P36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38"><text:span text:style-name="T31">Ḣ</text:span><text:span text:style-name="T40">oi</text:span><text:span text:style-name="T53">(10) /</text:span></text:p>
            <text:p text:style-name="P52">t, s</text:p>
          </table:table-cell>
          <table:table-cell table:style-name="s1.B2" table:number-rows-spanned="2" office:value-type="string">
            <text:p text:style-name="P53">Radiati<text:span text:style-name="T67">on source / </text:span></text:p>
            <text:p text:style-name="P51">d, cm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5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6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6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41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41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7:37.97</dc:date>
    <meta:editing-duration>P3DT15H44M</meta:editing-duration>
    <meta:editing-cycles>457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330" meta:character-count="2297"/>
  </office:meta>
</office:document-meta>
</file>